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25-02-18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9952" calcext:value-type="float">
            <text:p>111.6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24-01-29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5992" calcext:value-type="float">
            <text:p>114.23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23-01-20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6784" calcext:value-type="float">
            <text:p>114.4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22-09-28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6" calcext:value-type="float">
            <text:p>150.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22-01-18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9712" calcext:value-type="float">
            <text:p>105.89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21-09-10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20-12-1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844" calcext:value-type="float">
            <text:p>113.24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20-09-01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52" calcext:value-type="float">
            <text:p>144.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20-01-07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9872" calcext:value-type="float">
            <text:p>107.1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9-02-13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8-08-16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8-01-26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2712" calcext:value-type="float">
            <text:p>107.0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7-09-13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7-01-25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26" calcext:value-type="float">
            <text:p>104.6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6-09-20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6-02-03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5-08-25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04" calcext:value-type="float">
            <text:p>146.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5-02-04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8464" calcext:value-type="float">
            <text:p>108.8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4-09-11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64" calcext:value-type="float">
            <text:p>142.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4-02-12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4352" calcext:value-type="float">
            <text:p>108.7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3-01-16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2-01-24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1-01-1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3" calcext:value-type="float">
            <text:p>104.0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10-01-12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6296" calcext:value-type="float">
            <text:p>108.28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9-01-09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708" calcext:value-type="float">
            <text:p>106.1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8-01-15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7-10-31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7-01-26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3864" calcext:value-type="float">
            <text:p>106.3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6-09-2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6-02-02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9456" calcext:value-type="float">
            <text:p>114.5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5-02-11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3728" calcext:value-type="float">
            <text:p>100.69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4-11-29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4-01-07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3-10-22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3-09-25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3-04-08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3-02-13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7488" calcext:value-type="float">
            <text:p>104.1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2-11-25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2-05-29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2-05-17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2-02-23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3824" calcext:value-type="float">
            <text:p>106.03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1-09-06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1-05-1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1-01-18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0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2000-02-23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9-12-01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9-02-0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8-01-1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96" calcext:value-type="float">
            <text:p>99.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6-01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5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731095414201</text:p>
          </table:table-cell>
          <table:table-cell office:value-type="string" calcext:value-type="string">
            <text:p>199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